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3D0000010B3CC787BB13D3FA9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1.96cm" svg:height="5.571cm" svg:x="0.555cm" svg:y="0.529cm">
          <draw:image xlink:href="Pictures/100000000000023D0000010B3CC787BB13D3FA9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cm" fo:page-height="6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7-06T11:23:59.195000000</dc:date>
    <meta:editing-duration>PT2M45S</meta:editing-duration>
    <meta:editing-cycles>3</meta:editing-cycles>
    <meta:generator>LibreOffice/5.1.3.2$Windows_x86 LibreOffice_project/644e4637d1d8544fd9f56425bd6cec110e49301b</meta:generator>
    <meta:document-statistic meta:object-count="1"/>
  </office:meta>
</office:document-meta>
</file>